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style:font-name="Arial" style:font-name-complex="Arial" fo:font-size="12pt" style:font-size-asian="12pt" style:font-size-complex="12pt"/>
    </style:style>
    <style:style style:name="P2" style:parent-style-name="Heading2" style:family="paragraph">
      <style:text-properties style:font-name="Arial" style:font-name-complex="Arial"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Normal" style:family="paragraph">
      <style:text-properties style:font-name="Arial" style:font-name-complex="Arial" fo:font-size="12pt" style:font-size-asian="12pt" style:font-size-complex="12pt"/>
    </style:style>
    <style:style style:name="P5" style:parent-style-name="paragraph" style:family="paragraph">
      <style:paragraph-properties style:vertical-align="baseline" fo:margin-top="0in" fo:margin-bottom="0in"/>
    </style:style>
    <style:style style:name="T6" style:parent-style-name="DefaultParagraphFont" style:family="text">
      <style:text-properties style:font-name="Arial" style:font-name-complex="Arial"/>
    </style:style>
    <style:style style:name="T7" style:parent-style-name="DefaultParagraphFont" style:family="text">
      <style:text-properties style:font-name="Arial" style:font-name-complex="Arial"/>
    </style:style>
    <style:style style:name="T8" style:parent-style-name="DefaultParagraphFont" style:family="text">
      <style:text-properties style:font-name="Arial" style:font-name-complex="Arial"/>
    </style:style>
    <style:style style:name="T9" style:parent-style-name="DefaultParagraphFont" style:family="text">
      <style:text-properties style:font-name="Arial" style:font-name-complex="Arial"/>
    </style:style>
    <style:style style:name="T10" style:parent-style-name="DefaultParagraphFont" style:family="text">
      <style:text-properties style:font-name="Arial" style:font-name-complex="Arial"/>
    </style:style>
    <style:style style:name="T11" style:parent-style-name="normaltextrun" style:family="text">
      <style:text-properties style:font-name="Arial" style:font-name-complex="Arial" fo:language="en" fo:country="US"/>
    </style:style>
    <style:style style:name="T12" style:parent-style-name="eop" style:family="text">
      <style:text-properties style:font-name="Arial" style:font-name-complex="Arial"/>
    </style:style>
    <style:style style:name="P13" style:parent-style-name="paragraph" style:family="paragraph">
      <style:paragraph-properties style:vertical-align="baseline" fo:margin-top="0in" fo:margin-bottom="0in"/>
      <style:text-properties style:font-name="Arial" style:font-name-complex="Arial"/>
    </style:style>
    <style:style style:name="P14" style:parent-style-name="paragraph" style:family="paragraph">
      <style:paragraph-properties style:vertical-align="baseline" fo:margin-top="0in" fo:margin-bottom="0in"/>
    </style:style>
    <style:style style:name="T15" style:parent-style-name="normaltextrun" style:family="text">
      <style:text-properties style:font-name="Arial" style:font-name-complex="Arial" fo:language="en" fo:country="US"/>
    </style:style>
    <style:style style:name="T16" style:parent-style-name="normaltextrun" style:family="text">
      <style:text-properties style:font-name="Arial" style:font-name-complex="Arial" fo:language="en" fo:country="US"/>
    </style:style>
    <style:style style:name="T17" style:parent-style-name="normaltextrun" style:family="text">
      <style:text-properties style:font-name="Arial" style:font-name-complex="Arial" fo:language="en" fo:country="US"/>
    </style:style>
    <style:style style:name="T18" style:parent-style-name="normaltextrun" style:family="text">
      <style:text-properties style:font-name="Arial" style:font-name-complex="Arial" fo:language="en" fo:country="US"/>
    </style:style>
    <style:style style:name="T19" style:parent-style-name="normaltextrun" style:family="text">
      <style:text-properties style:font-name="Arial" style:font-name-complex="Arial" fo:language="en" fo:country="US"/>
    </style:style>
    <style:style style:name="T20" style:parent-style-name="eop" style:family="text">
      <style:text-properties style:font-name="Arial" style:font-name-complex="Arial"/>
    </style:style>
    <style:style style:name="P21" style:parent-style-name="paragraph" style:family="paragraph">
      <style:paragraph-properties style:vertical-align="baseline" fo:margin-top="0in" fo:margin-bottom="0in"/>
    </style:style>
    <style:style style:name="T22" style:parent-style-name="eop" style:family="text">
      <style:text-properties style:font-name="Arial" style:font-name-complex="Arial" style:font-weight-complex="bold" fo:font-size="12pt" style:font-size-asian="12pt" style:font-size-complex="12pt"/>
    </style:style>
    <style:style style:name="P23" style:parent-style-name="paragraph" style:family="paragraph">
      <style:paragraph-properties style:vertical-align="baseline" fo:margin-top="0in" fo:margin-bottom="0in"/>
    </style:style>
    <style:style style:name="T24" style:parent-style-name="normaltextrun" style:family="text">
      <style:text-properties style:font-name="Arial" style:font-name-complex="Arial" fo:color="#000000" fo:language="en" fo:country="US"/>
    </style:style>
    <style:style style:name="T25" style:parent-style-name="eop" style:family="text">
      <style:text-properties style:font-name="Arial" style:font-name-complex="Arial" fo:language="en" fo:country="US"/>
    </style:style>
    <style:style style:name="P26" style:parent-style-name="paragraph" style:family="paragraph">
      <style:paragraph-properties style:vertical-align="baseline" fo:margin-top="0in" fo:margin-bottom="0in"/>
    </style:style>
    <style:style style:name="T27" style:parent-style-name="eop" style:family="text">
      <style:text-properties style:font-name="Arial" style:font-name-complex="Arial" fo:language="en" fo:country="US"/>
    </style:style>
    <style:style style:name="P28" style:parent-style-name="paragraph" style:family="paragraph">
      <style:paragraph-properties style:vertical-align="baseline" fo:margin-top="0in" fo:margin-bottom="0in"/>
    </style:style>
    <style:style style:name="T29" style:parent-style-name="normaltextrun" style:family="text">
      <style:text-properties style:font-name="Arial" style:font-name-complex="Arial" fo:color="#000000" fo:language="en" fo:country="US"/>
    </style:style>
    <style:style style:name="T30" style:parent-style-name="eop" style:family="text">
      <style:text-properties style:font-name="Arial" style:font-name-complex="Arial" fo:language="en" fo:country="US"/>
    </style:style>
    <style:style style:name="T31" style:parent-style-name="eop" style:family="text">
      <style:text-properties style:font-name="Arial" style:font-name-complex="Arial" fo:language="en" fo:country="US"/>
    </style:style>
    <style:style style:name="P32" style:parent-style-name="paragraph" style:family="paragraph">
      <style:paragraph-properties style:vertical-align="baseline" fo:margin-top="0in" fo:margin-bottom="0in"/>
    </style:style>
    <style:style style:name="T33" style:parent-style-name="eop" style:family="text">
      <style:text-properties style:font-name="Arial" style:font-name-complex="Arial" fo:language="en" fo:country="US"/>
    </style:style>
    <style:style style:name="P34" style:parent-style-name="paragraph" style:family="paragraph">
      <style:paragraph-properties style:vertical-align="baseline" fo:margin-top="0in" fo:margin-bottom="0in"/>
    </style:style>
    <style:style style:name="T35" style:parent-style-name="normaltextrun" style:family="text">
      <style:text-properties style:font-name="Arial" style:font-name-complex="Arial" fo:color="#000000" fo:language="en" fo:country="US"/>
    </style:style>
    <style:style style:name="T36" style:parent-style-name="eop" style:family="text">
      <style:text-properties style:font-name="Arial" style:font-name-complex="Arial" fo:language="en" fo:country="US"/>
    </style:style>
    <style:style style:name="T37" style:parent-style-name="eop" style:family="text">
      <style:text-properties style:font-name="Arial" style:font-name-complex="Arial" fo:language="en" fo:country="US"/>
    </style:style>
    <style:style style:name="P38" style:parent-style-name="paragraph" style:family="paragraph">
      <style:paragraph-properties style:vertical-align="baseline" fo:margin-top="0in" fo:margin-bottom="0in"/>
    </style:style>
    <style:style style:name="T39" style:parent-style-name="eop" style:family="text">
      <style:text-properties style:font-name="Arial" style:font-name-complex="Arial" fo:language="en" fo:country="US"/>
    </style:style>
    <style:style style:name="P40" style:parent-style-name="paragraph" style:family="paragraph">
      <style:paragraph-properties style:vertical-align="baseline" fo:margin-top="0in" fo:margin-bottom="0in"/>
    </style:style>
    <style:style style:name="T41" style:parent-style-name="normaltextrun" style:family="text">
      <style:text-properties style:font-name="Arial" style:font-name-complex="Arial" fo:color="#000000" fo:language="en" fo:country="US"/>
    </style:style>
    <style:style style:name="T42" style:parent-style-name="eop" style:family="text">
      <style:text-properties style:font-name="Arial" style:font-name-complex="Arial" fo:language="en" fo:country="US"/>
    </style:style>
    <style:style style:name="T43" style:parent-style-name="eop" style:family="text">
      <style:text-properties style:font-name="Arial" style:font-name-complex="Arial" fo:language="en" fo:country="US"/>
    </style:style>
    <style:style style:name="P44" style:parent-style-name="paragraph" style:family="paragraph">
      <style:paragraph-properties style:vertical-align="baseline" fo:margin-top="0in" fo:margin-bottom="0in"/>
    </style:style>
    <style:style style:name="T45" style:parent-style-name="eop" style:family="text">
      <style:text-properties style:font-name="Arial" style:font-name-complex="Arial" fo:language="en" fo:country="US"/>
    </style:style>
    <style:style style:name="P46" style:parent-style-name="paragraph" style:family="paragraph">
      <style:paragraph-properties style:vertical-align="baseline" fo:margin-top="0in" fo:margin-bottom="0in"/>
    </style:style>
    <style:style style:name="T47" style:parent-style-name="normaltextrun" style:family="text">
      <style:text-properties style:font-name="Arial" style:font-name-complex="Arial" fo:color="#000000" fo:language="en" fo:country="US"/>
    </style:style>
    <style:style style:name="T48" style:parent-style-name="normaltextrun" style:family="text">
      <style:text-properties style:font-name="Arial" style:font-name-complex="Arial" fo:color="#000000" fo:language="en" fo:country="US"/>
    </style:style>
    <style:style style:name="T49" style:parent-style-name="eop" style:family="text">
      <style:text-properties style:font-name="Arial" style:font-name-complex="Arial" fo:language="en" fo:country="US"/>
    </style:style>
    <style:style style:name="P50" style:parent-style-name="paragraph" style:family="paragraph">
      <style:paragraph-properties style:vertical-align="baseline" fo:margin-top="0in" fo:margin-bottom="0in"/>
    </style:style>
    <style:style style:name="T51" style:parent-style-name="eop" style:family="text">
      <style:text-properties style:font-name="Arial" style:font-name-complex="Arial" fo:language="en" fo:country="US"/>
    </style:style>
    <style:style style:name="P52" style:parent-style-name="paragraph" style:family="paragraph">
      <style:paragraph-properties style:vertical-align="baseline" fo:margin-top="0in" fo:margin-bottom="0in"/>
    </style:style>
    <style:style style:name="T53" style:parent-style-name="normaltextrun" style:family="text">
      <style:text-properties style:font-name="Arial" style:font-name-complex="Arial" fo:color="#000000" fo:language="en" fo:country="US"/>
    </style:style>
    <style:style style:name="T54" style:parent-style-name="normaltextrun" style:family="text">
      <style:text-properties style:font-name="Arial" style:font-name-complex="Arial" fo:color="#000000" fo:language="en" fo:country="US"/>
    </style:style>
    <style:style style:name="P55" style:parent-style-name="paragraph" style:family="paragraph">
      <style:paragraph-properties style:vertical-align="baseline" fo:margin-top="0in" fo:margin-bottom="0in"/>
      <style:text-properties style:font-name="Arial" style:font-name-complex="Arial"/>
    </style:style>
    <style:style style:name="P56" style:parent-style-name="Heading2" style:family="paragraph">
      <style:text-properties style:font-name="Arial" style:font-name-complex="Arial" fo:font-size="12pt" style:font-size-asian="12pt" style:font-size-complex="12pt"/>
    </style:style>
    <style:style style:name="P57" style:parent-style-name="paragraph" style:family="paragraph">
      <style:paragraph-properties style:vertical-align="baseline" fo:margin-top="0in" fo:margin-bottom="0in"/>
    </style:style>
    <style:style style:name="T58" style:parent-style-name="normaltextrun" style:family="text">
      <style:text-properties style:font-name="Arial" style:font-name-complex="Arial" fo:color="#000000" fo:language="en" fo:country="US"/>
    </style:style>
    <style:style style:name="T59" style:parent-style-name="normaltextrun" style:family="text">
      <style:text-properties style:font-name="Arial" style:font-name-complex="Arial" fo:color="#000000" fo:language="en" fo:country="US"/>
    </style:style>
    <style:style style:name="T60" style:parent-style-name="normaltextrun" style:family="text">
      <style:text-properties style:font-name="Arial" style:font-name-complex="Arial" fo:color="#000000" fo:language="en" fo:country="US"/>
    </style:style>
    <style:style style:name="T61" style:parent-style-name="normaltextrun" style:family="text">
      <style:text-properties style:font-name="Arial" style:font-name-complex="Arial" fo:color="#000000" fo:language="en" fo:country="US"/>
    </style:style>
    <style:style style:name="T62" style:parent-style-name="normaltextrun" style:family="text">
      <style:text-properties style:font-name="Arial" style:font-name-complex="Arial" fo:color="#000000" fo:language="en" fo:country="US"/>
    </style:style>
    <style:style style:name="T63" style:parent-style-name="normaltextrun" style:family="text">
      <style:text-properties style:font-name="Arial" style:font-name-complex="Arial" fo:color="#000000" fo:language="en" fo:country="US"/>
    </style:style>
    <style:style style:name="T64" style:parent-style-name="normaltextrun" style:family="text">
      <style:text-properties style:font-name="Arial" style:font-name-complex="Arial" fo:color="#000000" fo:language="en" fo:country="US"/>
    </style:style>
    <style:style style:name="T65" style:parent-style-name="normaltextrun" style:family="text">
      <style:text-properties style:font-name="Arial" style:font-name-complex="Arial" fo:color="#000000" fo:language="en" fo:country="US"/>
    </style:style>
    <style:style style:name="T66" style:parent-style-name="normaltextrun" style:family="text">
      <style:text-properties style:font-name="Arial" style:font-name-complex="Arial" fo:color="#000000" fo:language="en" fo:country="US"/>
    </style:style>
    <style:style style:name="T67" style:parent-style-name="eop" style:family="text">
      <style:text-properties style:font-name="Arial" style:font-name-complex="Arial" fo:language="en" fo:country="US"/>
    </style:style>
    <style:style style:name="P68" style:parent-style-name="paragraph" style:family="paragraph">
      <style:paragraph-properties style:vertical-align="baseline" fo:margin-top="0in" fo:margin-bottom="0in"/>
    </style:style>
    <style:style style:name="T69" style:parent-style-name="eop" style:family="text">
      <style:text-properties style:font-name="Arial" style:font-name-complex="Arial" fo:language="en" fo:country="US"/>
    </style:style>
    <style:style style:name="P70" style:parent-style-name="paragraph" style:family="paragraph">
      <style:paragraph-properties style:vertical-align="baseline" fo:margin-top="0in" fo:margin-bottom="0in"/>
    </style:style>
    <style:style style:name="T71" style:parent-style-name="normaltextrun" style:family="text">
      <style:text-properties style:font-name="Arial" style:font-name-complex="Arial" fo:color="#000000" fo:language="en" fo:country="US"/>
    </style:style>
    <style:style style:name="T72" style:parent-style-name="eop" style:family="text">
      <style:text-properties style:font-name="Arial" style:font-name-complex="Arial" fo:language="en" fo:country="US"/>
    </style:style>
    <style:style style:name="P73" style:parent-style-name="paragraph" style:family="paragraph">
      <style:paragraph-properties style:vertical-align="baseline" fo:margin-top="0in" fo:margin-bottom="0in"/>
    </style:style>
    <style:style style:name="T74" style:parent-style-name="eop" style:family="text">
      <style:text-properties style:font-name="Arial" style:font-name-complex="Arial" fo:language="en" fo:country="US"/>
    </style:style>
    <style:style style:name="P75" style:parent-style-name="paragraph" style:family="paragraph">
      <style:paragraph-properties style:vertical-align="baseline" fo:margin-top="0in" fo:margin-bottom="0in"/>
    </style:style>
    <style:style style:name="T76" style:parent-style-name="normaltextrun" style:family="text">
      <style:text-properties style:font-name="Arial" style:font-name-complex="Arial" fo:color="#000000" fo:language="en" fo:country="US"/>
    </style:style>
    <style:style style:name="T77" style:parent-style-name="spellingerror" style:family="text">
      <style:text-properties style:font-name="Arial" style:font-name-complex="Arial" fo:color="#000000" fo:language="en" fo:country="US"/>
    </style:style>
    <style:style style:name="T78" style:parent-style-name="normaltextrun" style:family="text">
      <style:text-properties style:font-name="Arial" style:font-name-complex="Arial" fo:color="#000000" fo:language="en" fo:country="US"/>
    </style:style>
    <style:style style:name="T79" style:parent-style-name="normaltextrun" style:family="text">
      <style:text-properties style:font-name="Arial" style:font-name-complex="Arial" fo:color="#000000" fo:language="en" fo:country="US"/>
    </style:style>
    <style:style style:name="T80" style:parent-style-name="normaltextrun" style:family="text">
      <style:text-properties style:font-name="Arial" style:font-name-complex="Arial" fo:color="#000000" fo:language="en" fo:country="US"/>
    </style:style>
    <style:style style:name="T81" style:parent-style-name="normaltextrun" style:family="text">
      <style:text-properties style:font-name="Arial" style:font-name-complex="Arial" fo:color="#000000" fo:language="en" fo:country="US"/>
    </style:style>
    <style:style style:name="T82" style:parent-style-name="normaltextrun" style:family="text">
      <style:text-properties style:font-name="Arial" style:font-name-complex="Arial" fo:color="#000000" fo:language="en" fo:country="US"/>
    </style:style>
    <style:style style:name="T83" style:parent-style-name="normaltextrun" style:family="text">
      <style:text-properties style:font-name="Arial" style:font-name-complex="Arial" fo:color="#000000" fo:language="en" fo:country="US"/>
    </style:style>
    <style:style style:name="T84" style:parent-style-name="eop" style:family="text">
      <style:text-properties style:font-name="Arial" style:font-name-complex="Arial" fo:language="en" fo:country="US"/>
    </style:style>
    <style:style style:name="P85" style:parent-style-name="paragraph" style:family="paragraph">
      <style:paragraph-properties style:vertical-align="baseline" fo:margin-top="0in" fo:margin-bottom="0in"/>
    </style:style>
    <style:style style:name="T86" style:parent-style-name="eop" style:family="text">
      <style:text-properties style:font-name="Arial" style:font-name-complex="Arial" fo:language="en" fo:country="US"/>
    </style:style>
    <style:style style:name="P87" style:parent-style-name="paragraph" style:family="paragraph">
      <style:paragraph-properties style:vertical-align="baseline" fo:margin-top="0in" fo:margin-bottom="0in"/>
    </style:style>
    <style:style style:name="T88" style:parent-style-name="normaltextrun" style:family="text">
      <style:text-properties style:font-name="Arial" style:font-name-complex="Arial" fo:color="#000000" fo:language="en" fo:country="US"/>
    </style:style>
    <style:style style:name="T89" style:parent-style-name="eop" style:family="text">
      <style:text-properties style:font-name="Arial" style:font-name-complex="Arial" fo:language="en" fo:country="US"/>
    </style:style>
    <style:style style:name="T90" style:parent-style-name="eop" style:family="text">
      <style:text-properties style:font-name="Arial" style:font-name-complex="Arial" fo:language="en" fo:country="US"/>
    </style:style>
    <style:style style:name="P91" style:parent-style-name="paragraph" style:family="paragraph">
      <style:paragraph-properties style:vertical-align="baseline" fo:margin-top="0in" fo:margin-bottom="0in"/>
    </style:style>
    <style:style style:name="T92" style:parent-style-name="eop" style:family="text">
      <style:text-properties style:font-name="Arial" style:font-name-complex="Arial" fo:language="en" fo:country="US"/>
    </style:style>
    <style:style style:name="P93" style:parent-style-name="Heading2" style:family="paragraph">
      <style:text-properties style:font-name="Arial" style:font-name-complex="Arial" fo:font-size="12pt" style:font-size-asian="12pt" style:font-size-complex="12pt"/>
    </style:style>
    <style:style style:name="P94" style:parent-style-name="paragraph" style:family="paragraph">
      <style:paragraph-properties style:vertical-align="baseline" fo:margin-top="0in" fo:margin-bottom="0in"/>
    </style:style>
    <style:style style:name="T95" style:parent-style-name="normaltextrun" style:family="text">
      <style:text-properties style:font-name="Arial" style:font-name-complex="Arial" fo:color="#000000" fo:language="en" fo:country="US"/>
    </style:style>
    <style:style style:name="T96" style:parent-style-name="normaltextrun" style:family="text">
      <style:text-properties style:font-name="Arial" style:font-name-complex="Arial" fo:color="#000000" fo:language="en" fo:country="US"/>
    </style:style>
    <style:style style:name="T97" style:parent-style-name="normaltextrun" style:family="text">
      <style:text-properties style:font-name="Arial" style:font-name-complex="Arial" fo:color="#000000" fo:language="en" fo:country="US"/>
    </style:style>
    <style:style style:name="T98" style:parent-style-name="normaltextrun" style:family="text">
      <style:text-properties style:font-name="Arial" style:font-name-complex="Arial" fo:color="#000000" fo:language="en" fo:country="US"/>
    </style:style>
    <style:style style:name="T99" style:parent-style-name="normaltextrun" style:family="text">
      <style:text-properties style:font-name="Arial" style:font-name-complex="Arial" fo:color="#000000" fo:language="en" fo:country="US"/>
    </style:style>
    <style:style style:name="T100" style:parent-style-name="eop" style:family="text">
      <style:text-properties style:font-name="Arial" style:font-name-complex="Arial" fo:language="en" fo:country="US"/>
    </style:style>
    <style:style style:name="P101" style:parent-style-name="paragraph" style:family="paragraph">
      <style:paragraph-properties style:vertical-align="baseline" fo:margin-top="0in" fo:margin-bottom="0in"/>
    </style:style>
    <style:style style:name="T102" style:parent-style-name="eop" style:family="text">
      <style:text-properties style:font-name="Arial" style:font-name-complex="Arial" fo:language="en" fo:country="US"/>
    </style:style>
    <style:style style:name="P103" style:parent-style-name="paragraph" style:family="paragraph">
      <style:paragraph-properties style:vertical-align="baseline" fo:margin-top="0in" fo:margin-bottom="0in"/>
    </style:style>
    <style:style style:name="T104" style:parent-style-name="normaltextrun" style:family="text">
      <style:text-properties style:font-name="Arial" style:font-name-complex="Arial" fo:color="#000000"/>
    </style:style>
    <style:style style:name="T105" style:parent-style-name="normaltextrun" style:family="text">
      <style:text-properties style:font-name="Arial" style:font-name-complex="Arial" fo:color="#000000"/>
    </style:style>
    <style:style style:name="T106" style:parent-style-name="normaltextrun" style:family="text">
      <style:text-properties style:font-name="Arial" style:font-name-complex="Arial" fo:color="#000000"/>
    </style:style>
    <style:style style:name="T107" style:parent-style-name="normaltextrun" style:family="text">
      <style:text-properties style:font-name="Arial" style:font-name-complex="Arial" fo:color="#000000"/>
    </style:style>
    <style:style style:name="T108" style:parent-style-name="normaltextrun" style:family="text">
      <style:text-properties style:font-name="Arial" style:font-name-complex="Arial" fo:color="#000000"/>
    </style:style>
    <style:style style:name="T109" style:parent-style-name="normaltextrun" style:family="text">
      <style:text-properties style:font-name="Arial" style:font-name-complex="Arial" fo:color="#000000"/>
    </style:style>
    <style:style style:name="T110" style:parent-style-name="normaltextrun" style:family="text">
      <style:text-properties style:font-name="Arial" style:font-name-complex="Arial" fo:color="#000000"/>
    </style:style>
    <style:style style:name="T111" style:parent-style-name="eop" style:family="text">
      <style:text-properties style:font-name="Arial" style:font-name-complex="Arial" fo:language="en" fo:country="US"/>
    </style:style>
    <style:style style:name="P112" style:parent-style-name="paragraph" style:family="paragraph">
      <style:paragraph-properties style:vertical-align="baseline" fo:margin-top="0in" fo:margin-bottom="0in"/>
    </style:style>
    <style:style style:name="T113" style:parent-style-name="eop" style:family="text">
      <style:text-properties style:font-name="Arial" style:font-name-complex="Arial" fo:language="en" fo:country="US"/>
    </style:style>
    <style:style style:name="P114" style:parent-style-name="paragraph" style:family="paragraph">
      <style:paragraph-properties style:vertical-align="baseline" fo:margin-top="0in" fo:margin-bottom="0in"/>
    </style:style>
    <style:style style:name="T115" style:parent-style-name="normaltextrun" style:family="text">
      <style:text-properties style:font-name="Arial" style:font-name-complex="Arial" fo:color="#000000" fo:language="en" fo:country="US"/>
    </style:style>
    <style:style style:name="T116" style:parent-style-name="eop" style:family="text">
      <style:text-properties style:font-name="Arial" style:font-name-complex="Arial" fo:language="en" fo:country="US"/>
    </style:style>
    <style:style style:name="P117" style:parent-style-name="paragraph" style:family="paragraph">
      <style:paragraph-properties style:vertical-align="baseline" fo:margin-top="0in" fo:margin-bottom="0in"/>
    </style:style>
    <style:style style:name="T118" style:parent-style-name="eop" style:family="text">
      <style:text-properties style:font-name="Arial" style:font-name-complex="Arial" fo:language="en" fo:country="US"/>
    </style:style>
    <style:style style:name="P119" style:parent-style-name="paragraph" style:family="paragraph">
      <style:paragraph-properties style:vertical-align="baseline" fo:margin-top="0in" fo:margin-bottom="0in"/>
    </style:style>
    <style:style style:name="T120" style:parent-style-name="normaltextrun" style:family="text">
      <style:text-properties style:font-name="Arial" style:font-name-complex="Arial" fo:color="#000000" fo:language="en" fo:country="US"/>
    </style:style>
    <style:style style:name="P121" style:parent-style-name="Normal" style:family="paragraph">
      <style:text-properties style:font-name="Arial" style:font-name-complex="Arial" fo:font-size="12pt" style:font-size-asian="12pt" style:font-size-complex="12pt"/>
    </style:style>
    <style:style style:name="P122" style:parent-style-name="Heading2" style:family="paragraph">
      <style:text-properties style:font-name="Arial" style:font-name-complex="Arial" fo:font-size="12pt" style:font-size-asian="12pt" style:font-size-complex="12pt"/>
    </style:style>
    <style:style style:name="P123" style:parent-style-name="paragraph" style:family="paragraph">
      <style:paragraph-properties style:vertical-align="baseline" fo:margin-top="0in" fo:margin-bottom="0in"/>
    </style:style>
    <style:style style:name="T124" style:parent-style-name="normaltextrun" style:family="text">
      <style:text-properties style:font-name="Arial" style:font-name-complex="Arial" fo:color="#000000"/>
    </style:style>
    <style:style style:name="T125" style:parent-style-name="normaltextrun" style:family="text">
      <style:text-properties style:font-name="Arial" style:font-name-complex="Arial" fo:color="#000000"/>
    </style:style>
    <style:style style:name="T126" style:parent-style-name="normaltextrun" style:family="text">
      <style:text-properties style:font-name="Arial" style:font-name-complex="Arial" fo:color="#000000"/>
    </style:style>
    <style:style style:name="T127" style:parent-style-name="normaltextrun" style:family="text">
      <style:text-properties style:font-name="Arial" style:font-name-complex="Arial" fo:color="#000000"/>
    </style:style>
    <style:style style:name="T128" style:parent-style-name="eop" style:family="text">
      <style:text-properties style:font-name="Arial" style:font-name-complex="Arial" fo:language="en" fo:country="US"/>
    </style:style>
    <style:style style:name="P129" style:parent-style-name="paragraph" style:family="paragraph">
      <style:paragraph-properties style:vertical-align="baseline" fo:margin-top="0in" fo:margin-bottom="0in"/>
    </style:style>
    <style:style style:name="T130" style:parent-style-name="eop" style:family="text">
      <style:text-properties style:font-name="Arial" style:font-name-complex="Arial"/>
    </style:style>
    <style:style style:name="P131" style:parent-style-name="paragraph" style:family="paragraph">
      <style:paragraph-properties style:vertical-align="baseline" fo:margin-top="0in" fo:margin-bottom="0in"/>
    </style:style>
    <style:style style:name="T132" style:parent-style-name="normaltextrun" style:family="text">
      <style:text-properties style:font-name="Arial" style:font-name-complex="Arial" fo:color="#000000"/>
    </style:style>
    <style:style style:name="T133" style:parent-style-name="normaltextrun" style:family="text">
      <style:text-properties style:font-name="Arial" style:font-name-complex="Arial" fo:color="#000000"/>
    </style:style>
    <style:style style:name="T134" style:parent-style-name="normaltextrun" style:family="text">
      <style:text-properties style:font-name="Arial" style:font-name-complex="Arial" fo:color="#000000"/>
    </style:style>
    <style:style style:name="T135" style:parent-style-name="eop" style:family="text">
      <style:text-properties style:font-name="Arial" style:font-name-complex="Arial" fo:language="en" fo:country="US"/>
    </style:style>
    <style:style style:name="P136" style:parent-style-name="paragraph" style:family="paragraph">
      <style:paragraph-properties style:vertical-align="baseline" fo:margin-top="0in" fo:margin-bottom="0in"/>
    </style:style>
    <style:style style:name="T137" style:parent-style-name="eop" style:family="text">
      <style:text-properties style:font-name="Arial" style:font-name-complex="Arial"/>
    </style:style>
    <style:style style:name="P138" style:parent-style-name="paragraph" style:family="paragraph">
      <style:paragraph-properties style:vertical-align="baseline" fo:margin-top="0in" fo:margin-bottom="0in"/>
    </style:style>
    <style:style style:name="T139" style:parent-style-name="normaltextrun" style:family="text">
      <style:text-properties style:font-name="Arial" style:font-name-complex="Arial" fo:color="#000000"/>
    </style:style>
    <style:style style:name="T140" style:parent-style-name="eop" style:family="text">
      <style:text-properties style:font-name="Arial" style:font-name-complex="Arial" fo:language="en" fo:country="US"/>
    </style:style>
    <style:style style:name="P141" style:parent-style-name="paragraph" style:family="paragraph">
      <style:paragraph-properties style:vertical-align="baseline" fo:margin-top="0in" fo:margin-bottom="0in"/>
    </style:style>
    <style:style style:name="T142" style:parent-style-name="eop" style:family="text">
      <style:text-properties style:font-name="Arial" style:font-name-complex="Arial"/>
    </style:style>
    <style:style style:name="P143" style:parent-style-name="paragraph" style:family="paragraph">
      <style:paragraph-properties style:vertical-align="baseline" fo:margin-top="0in" fo:margin-bottom="0in"/>
    </style:style>
    <style:style style:name="T144" style:parent-style-name="normaltextrun" style:family="text">
      <style:text-properties style:font-name="Arial" style:font-name-complex="Arial" fo:color="#000000"/>
    </style:style>
    <style:style style:name="T145" style:parent-style-name="normaltextrun" style:family="text">
      <style:text-properties style:font-name="Arial" style:font-name-complex="Arial" fo:color="#000000"/>
    </style:style>
    <style:style style:name="T146" style:parent-style-name="eop" style:family="text">
      <style:text-properties style:font-name="Arial" style:font-name-complex="Arial" fo:language="en" fo:country="US"/>
    </style:style>
    <style:style style:name="P147" style:parent-style-name="Normal" style:family="paragraph">
      <style:text-properties style:font-name="Arial" style:font-name-complex="Arial" fo:font-weight="bold" style:font-weight-asian="bold" fo:font-size="12pt" style:font-size-asian="12pt" style:font-size-complex="12pt"/>
    </style:style>
    <style:style style:name="P148" style:parent-style-name="Heading2" style:family="paragraph">
      <style:text-properties style:font-name="Arial" style:font-name-complex="Arial" fo:font-size="12pt" style:font-size-asian="12pt" style:font-size-complex="12pt"/>
    </style:style>
    <style:style style:name="P149" style:parent-style-name="Normal" style:family="paragraph">
      <style:paragraph-properties style:vertical-align="baseline" fo:margin-bottom="0in" fo:line-height="100%"/>
    </style:style>
    <style:style style:name="T15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5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52"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53"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54" style:parent-style-name="Normal" style:family="paragraph">
      <style:paragraph-properties style:vertical-align="baseline" fo:margin-bottom="0in" fo:line-height="100%"/>
    </style:style>
    <style:style style:name="T155"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56"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57"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58"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59" style:parent-style-name="Normal" style:family="paragraph">
      <style:paragraph-properties style:vertical-align="baseline" fo:margin-bottom="0in" fo:line-height="100%"/>
    </style:style>
    <style:style style:name="T16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2"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4"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5"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6"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7"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8"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69"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2"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4"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5"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6"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7"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78"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79"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80" style:parent-style-name="Normal" style:family="paragraph">
      <style:paragraph-properties style:vertical-align="baseline" fo:margin-bottom="0in" fo:line-height="100%"/>
    </style:style>
    <style:style style:name="T18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82"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83"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84" style:parent-style-name="Normal" style:family="paragraph">
      <style:paragraph-properties style:vertical-align="baseline" fo:margin-bottom="0in" fo:line-height="100%"/>
    </style:style>
    <style:style style:name="T185"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86"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87"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88"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89" style:parent-style-name="Heading2" style:family="paragraph">
      <style:text-properties style:font-name="Arial" style:font-name-asian="Times New Roman" style:font-name-complex="Arial" fo:font-size="12pt" style:font-size-asian="12pt" style:font-size-complex="12pt" fo:language="en" fo:country="US" style:language-asian="en" style:country-asian="GB"/>
    </style:style>
    <style:style style:name="P190" style:parent-style-name="Normal" style:family="paragraph">
      <style:paragraph-properties style:vertical-align="baseline" fo:margin-bottom="0in" fo:line-height="100%"/>
    </style:style>
    <style:style style:name="T19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92"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9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94"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195"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196" style:parent-style-name="Normal" style:family="paragraph">
      <style:paragraph-properties style:vertical-align="baseline" fo:margin-bottom="0in" fo:line-height="100%"/>
    </style:style>
    <style:style style:name="T197"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98"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199"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0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0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02"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0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04"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05" style:parent-style-name="Normal" style:family="paragraph">
      <style:paragraph-properties style:vertical-align="baseline" fo:margin-bottom="0in" fo:line-height="100%"/>
      <style:text-properties style:font-name="Arial" style:font-name-asian="Times New Roman" style:font-name-complex="Arial" fo:font-weight="bold" style:font-weight-asian="bold" fo:font-size="12pt" style:font-size-asian="12pt" style:font-size-complex="12pt" fo:language="en" fo:country="US" style:language-asian="en" style:country-asian="GB"/>
    </style:style>
    <style:style style:name="P206" style:parent-style-name="Heading2" style:family="paragraph">
      <style:text-properties style:font-name="Arial" style:font-name-asian="Times New Roman" style:font-name-complex="Arial" fo:font-size="12pt" style:font-size-asian="12pt" style:font-size-complex="12pt" fo:language="en" fo:country="US" style:language-asian="en" style:country-asian="GB"/>
    </style:style>
    <style:style style:name="P207" style:parent-style-name="Normal" style:family="paragraph">
      <style:paragraph-properties style:vertical-align="baseline" fo:margin-bottom="0in" fo:line-height="100%"/>
    </style:style>
    <style:style style:name="T208"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09"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1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11"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12"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213" style:parent-style-name="Normal" style:family="paragraph">
      <style:paragraph-properties style:vertical-align="baseline" fo:margin-bottom="0in" fo:line-height="100%"/>
    </style:style>
    <style:style style:name="T214"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15"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16"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17"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218" style:parent-style-name="Normal" style:family="paragraph">
      <style:paragraph-properties style:vertical-align="baseline" fo:margin-bottom="0in" fo:line-height="100%"/>
    </style:style>
    <style:style style:name="T219"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20"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21" style:parent-style-name="Normal" style:family="paragraph">
      <style:paragraph-properties style:vertical-align="baseline" fo:margin-bottom="0in" fo:line-height="100%"/>
    </style:style>
    <style:style style:name="T222"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23" style:parent-style-name="Heading2" style:family="paragraph">
      <style:text-properties style:font-name="Arial" style:font-name-asian="Times New Roman" style:font-name-complex="Arial" fo:font-size="12pt" style:font-size-asian="12pt" style:font-size-complex="12pt" fo:language="en" fo:country="US" style:language-asian="en" style:country-asian="GB"/>
    </style:style>
    <style:style style:name="P224" style:parent-style-name="Normal" style:family="paragraph">
      <style:paragraph-properties style:vertical-align="baseline" fo:margin-bottom="0in" fo:line-height="100%"/>
    </style:style>
    <style:style style:name="T225"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T226" style:parent-style-name="DefaultParagraphFont" style:family="text">
      <style:text-properties style:font-name="Arial" style:font-name-complex="Arial" fo:color="#000000" fo:font-size="12pt" style:font-size-asian="12pt" style:font-size-complex="12pt" fo:background-color="#EDEBE9"/>
    </style:style>
    <style:style style:name="T227" style:parent-style-name="normaltextrun" style:family="text">
      <style:text-properties style:font-name="Arial" style:font-name-complex="Arial" fo:color="#000000" fo:font-size="12pt" style:font-size-asian="12pt" style:font-size-complex="12pt" fo:background-color="#EDEBE9"/>
    </style:style>
    <style:style style:name="T228" style:parent-style-name="eop" style:family="text">
      <style:text-properties style:font-name="Arial" style:font-name-complex="Arial" fo:color="#000000" fo:font-size="12pt" style:font-size-asian="12pt" style:font-size-complex="12pt" fo:background-color="#EDEBE9"/>
    </style:style>
    <style:style style:name="P229"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style:language-asian="en" style:country-asian="GB"/>
    </style:style>
    <style:style style:name="P230" style:parent-style-name="Heading2" style:family="paragraph">
      <style:text-properties style:font-name="Arial" style:font-name-complex="Arial" fo:font-size="12pt" style:font-size-asian="12pt" style:font-size-complex="12pt"/>
    </style:style>
    <style:style style:name="P231" style:parent-style-name="Normal" style:family="paragraph">
      <style:paragraph-properties style:vertical-align="baseline" fo:margin-bottom="0in" fo:line-height="100%"/>
    </style:style>
    <style:style style:name="T232"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33"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34" style:parent-style-name="DefaultParagraphFont" style:family="text">
      <style:text-properties style:font-name="Arial" style:font-name-asian="Times New Roman" style:font-name-complex="Arial" fo:color="#000000" fo:font-size="12pt" style:font-size-asian="12pt" style:font-size-complex="12pt" style:language-asian="en" style:country-asian="GB"/>
    </style:style>
    <style:style style:name="T235"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36"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style:language-asian="en" style:country-asian="GB"/>
    </style:style>
    <style:style style:name="P237" style:parent-style-name="Heading2" style:family="paragraph">
      <style:text-properties style:font-name="Arial" style:font-name-complex="Arial" fo:font-size="12pt" style:font-size-asian="12pt" style:font-size-complex="12pt"/>
    </style:style>
    <style:style style:name="P238" style:parent-style-name="paragraph" style:family="paragraph">
      <style:paragraph-properties style:vertical-align="baseline" fo:margin-top="0in" fo:margin-bottom="0in"/>
    </style:style>
    <style:style style:name="T239" style:parent-style-name="normaltextrun" style:family="text">
      <style:text-properties style:font-name="Arial" style:font-name-complex="Arial" fo:color="#000000" fo:language="en" fo:country="US"/>
    </style:style>
    <style:style style:name="T240" style:parent-style-name="eop" style:family="text">
      <style:text-properties style:font-name="Arial" style:font-name-complex="Arial" fo:language="en" fo:country="US"/>
    </style:style>
    <style:style style:name="P241" style:parent-style-name="paragraph" style:family="paragraph">
      <style:paragraph-properties style:vertical-align="baseline" fo:margin-top="0in" fo:margin-bottom="0in"/>
    </style:style>
    <style:style style:name="T242" style:parent-style-name="eop" style:family="text">
      <style:text-properties style:font-name="Arial" style:font-name-complex="Arial" fo:language="en" fo:country="US"/>
    </style:style>
    <style:style style:name="P243" style:parent-style-name="paragraph" style:family="paragraph">
      <style:paragraph-properties style:vertical-align="baseline" fo:margin-top="0in" fo:margin-bottom="0in"/>
    </style:style>
    <style:style style:name="T244" style:parent-style-name="normaltextrun" style:family="text">
      <style:text-properties style:font-name="Arial" style:font-name-complex="Arial" fo:color="#000000" fo:language="en" fo:country="US"/>
    </style:style>
    <style:style style:name="T245" style:parent-style-name="normaltextrun" style:family="text">
      <style:text-properties style:font-name="Arial" style:font-name-complex="Arial" fo:color="#000000" fo:language="en" fo:country="US"/>
    </style:style>
    <style:style style:name="T246" style:parent-style-name="eop" style:family="text">
      <style:text-properties style:font-name="Arial" style:font-name-complex="Arial" fo:language="en" fo:country="US"/>
    </style:style>
    <style:style style:name="P247" style:parent-style-name="paragraph" style:family="paragraph">
      <style:paragraph-properties style:vertical-align="baseline" fo:margin-top="0in" fo:margin-bottom="0in" fo:margin-left="0.1972in" fo:text-indent="-0.1972in">
        <style:tab-stops>
          <style:tab-stop style:type="left" style:position="0.3027in"/>
        </style:tab-stops>
      </style:paragraph-properties>
    </style:style>
    <style:style style:name="T248" style:parent-style-name="normaltextrun" style:family="text">
      <style:text-properties style:font-name="Arial" style:font-name-complex="Arial" fo:color="#000000" fo:language="en" fo:country="US"/>
    </style:style>
    <style:style style:name="T249" style:parent-style-name="eop" style:family="text">
      <style:text-properties style:font-name="Arial" style:font-name-complex="Arial" fo:language="en" fo:country="US"/>
    </style:style>
    <style:style style:name="P250" style:parent-style-name="paragraph" style:family="paragraph">
      <style:paragraph-properties style:vertical-align="baseline" fo:margin-top="0in" fo:margin-bottom="0in" fo:margin-left="0.1972in" fo:text-indent="-0.1972in">
        <style:tab-stops>
          <style:tab-stop style:type="left" style:position="0.3027in"/>
        </style:tab-stops>
      </style:paragraph-properties>
    </style:style>
    <style:style style:name="T251" style:parent-style-name="normaltextrun" style:family="text">
      <style:text-properties style:font-name="Arial" style:font-name-complex="Arial" fo:color="#000000" fo:language="en" fo:country="US"/>
    </style:style>
    <style:style style:name="T252" style:parent-style-name="eop" style:family="text">
      <style:text-properties style:font-name="Arial" style:font-name-complex="Arial" fo:language="en" fo:country="US"/>
    </style:style>
    <style:style style:name="P253" style:parent-style-name="paragraph" style:family="paragraph">
      <style:paragraph-properties style:vertical-align="baseline" fo:margin-top="0in" fo:margin-bottom="0in" fo:margin-left="0.1972in" fo:text-indent="-0.1972in">
        <style:tab-stops>
          <style:tab-stop style:type="left" style:position="0.3027in"/>
        </style:tab-stops>
      </style:paragraph-properties>
    </style:style>
    <style:style style:name="T254" style:parent-style-name="normaltextrun" style:family="text">
      <style:text-properties style:font-name="Arial" style:font-name-complex="Arial" fo:color="#000000" fo:language="en" fo:country="US"/>
    </style:style>
    <style:style style:name="T255" style:parent-style-name="eop" style:family="text">
      <style:text-properties style:font-name="Arial" style:font-name-complex="Arial" fo:language="en" fo:country="US"/>
    </style:style>
    <style:style style:name="P256" style:parent-style-name="Normal" style:family="paragraph">
      <style:text-properties style:font-name="Arial" style:font-name-complex="Arial" fo:font-size="12pt" style:font-size-asian="12pt" style:font-size-complex="12pt"/>
    </style:style>
    <style:style style:name="P257" style:parent-style-name="Heading2" style:family="paragraph">
      <style:text-properties style:font-name="Arial" style:font-name-complex="Arial" fo:font-size="12pt" style:font-size-asian="12pt" style:font-size-complex="12pt"/>
    </style:style>
    <style:style style:name="P258" style:parent-style-name="Normal" style:family="paragraph">
      <style:paragraph-properties style:vertical-align="baseline" fo:margin-bottom="0in" fo:line-height="100%"/>
    </style:style>
    <style:style style:name="T259"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6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61"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62"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63"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264" style:parent-style-name="ListParagraph" style:family="paragraph">
      <style:paragraph-properties style:vertical-align="baseline" fo:margin-bottom="0in" fo:line-height="100%" fo:margin-left="0.1972in" fo:text-indent="-0.1972in">
        <style:tab-stops/>
      </style:paragraph-properties>
    </style:style>
    <style:style style:name="T265"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66"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67" style:parent-style-name="ListParagraph" style:family="paragraph">
      <style:paragraph-properties style:vertical-align="baseline" fo:margin-bottom="0in" fo:line-height="100%" fo:margin-left="0.1972in" fo:text-indent="-0.1972in">
        <style:tab-stops/>
      </style:paragraph-properties>
    </style:style>
    <style:style style:name="T268"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69"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70"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71"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72" style:parent-style-name="ListParagraph" style:family="paragraph">
      <style:paragraph-properties style:vertical-align="baseline" fo:margin-bottom="0in" fo:line-height="100%" fo:margin-left="0.1972in" fo:text-indent="-0.1972in">
        <style:tab-stops/>
      </style:paragraph-properties>
    </style:style>
    <style:style style:name="T27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74"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75" style:parent-style-name="ListParagraph" style:family="paragraph">
      <style:paragraph-properties style:vertical-align="baseline" fo:margin-bottom="0in" fo:line-height="100%" fo:margin-left="0.1972in" fo:text-indent="-0.1972in">
        <style:tab-stops/>
      </style:paragraph-properties>
    </style:style>
    <style:style style:name="T276"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77"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78"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79" style:parent-style-name="Normal" style:family="paragraph">
      <style:text-properties style:font-name="Arial" style:font-name-complex="Arial" fo:font-weight="bold" style:font-weight-asian="bold" fo:font-size="12pt" style:font-size-asian="12pt" style:font-size-complex="12pt"/>
    </style:style>
    <style:style style:name="P280" style:parent-style-name="Heading2" style:family="paragraph">
      <style:text-properties style:font-name="Arial" style:font-name-complex="Arial" fo:font-size="12pt" style:font-size-asian="12pt" style:font-size-complex="12pt"/>
    </style:style>
    <style:style style:name="P281" style:parent-style-name="Normal" style:family="paragraph">
      <style:paragraph-properties style:vertical-align="baseline" fo:margin-bottom="0in" fo:line-height="100%"/>
    </style:style>
    <style:style style:name="T282"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8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84"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85"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86" style:parent-style-name="Normal" style:family="paragraph">
      <style:paragraph-properties style:vertical-align="baseline" fo:margin-bottom="0in" fo:line-height="100%"/>
    </style:style>
    <style:style style:name="T287"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88"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89"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90" style:parent-style-name="Normal" style:family="paragraph">
      <style:paragraph-properties style:vertical-align="baseline" fo:margin-bottom="0in" fo:line-height="100%"/>
      <style:text-properties style:font-name="Arial" style:font-name-asian="Times New Roman" style:font-name-complex="Arial" fo:font-size="12pt" style:font-size-asian="12pt" style:font-size-complex="12pt" fo:language="en" fo:country="US" style:language-asian="en" style:country-asian="GB"/>
    </style:style>
    <style:style style:name="P291" style:parent-style-name="Normal" style:family="paragraph">
      <style:paragraph-properties style:vertical-align="baseline" fo:margin-bottom="0in" fo:line-height="100%"/>
    </style:style>
    <style:style style:name="T292"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93" style:parent-style-name="DefaultParagraphFont" style:family="text">
      <style:text-properties style:font-name="Arial" style:font-name-asian="Times New Roman" style:font-name-complex="Arial" fo:color="#000000" fo:font-size="12pt" style:font-size-asian="12pt" style:font-size-complex="12pt" fo:language="en" fo:country="US" style:language-asian="en" style:country-asian="GB"/>
    </style:style>
    <style:style style:name="T294" style:parent-style-name="DefaultParagraphFont" style:family="text">
      <style:text-properties style:font-name="Arial" style:font-name-asian="Times New Roman" style:font-name-complex="Arial" fo:font-size="12pt" style:font-size-asian="12pt" style:font-size-complex="12pt" fo:language="en" fo:country="US" style:language-asian="en" style:country-asian="GB"/>
    </style:style>
    <style:style style:name="P295" style:parent-style-name="Normal" style:family="paragraph">
      <style:text-properties fo:font-weight="bold" style:font-weight-asian="bold"/>
    </style:style>
  </office:automatic-styles>
  <office:body>
    <office:text text:use-soft-page-breaks="true">
      <text:h text:style-name="P1" text:outline-level="1">Quality and<text:s/>improvement<text:s/>outcome<text:s/>framework<text:s/>outcome 4 webinar</text:h>
      <text:p text:style-name="Normal"/>
      <text:h text:style-name="P2" text:outline-level="2">Slide 1</text:h>
      <text:p text:style-name="P3">Welcome.<text:s/></text:p>
      <text:p text:style-name="P4">My name is Holly Case<text:s/>Wyatt,<text:s/>and I am the Library and Knowledge Services Development Lead in London, Kent, Surrey and Sussex.<text:s/></text:p>
      <text:p text:style-name="P5"><text:span text:style-name="T6">This is an introduction to<text:s/></text:span><text:span text:style-name="T7">o</text:span><text:span text:style-name="T8">utcome 4 of the Quality and Improvement Outcome Framework</text:span><text:span text:style-name="T9"><text:s/>(QIOF)</text:span><text:span text:style-name="T10">.<text:s/></text:span><text:span text:style-name="T11">It is one of a series of support webinars for NHS Library and Knowledge Specialists.</text:span><text:span text:style-name="T12"> </text:span></text:p>
      <text:p text:style-name="P13"/>
      <text:p text:style-name="P14"><text:span text:style-name="T15">Another webinar is available providing a general introduction to the<text:s/></text:span><text:span text:style-name="T16">o</text:span><text:span text:style-name="T17">utcomes<text:s/></text:span><text:span text:style-name="T18">f</text:span><text:span text:style-name="T19">ramework and we recommend that you watch this introduction before viewing these more focused guides.</text:span><text:span text:style-name="T20"> </text:span></text:p>
      <text:p text:style-name="P21"/>
      <text:h text:style-name="Heading2" text:outline-level="2"><text:span text:style-name="T22">Slide 2</text:span></text:h>
      <text:p text:style-name="P23"><text:span text:style-name="T24">The main objective of the webinar today is to discuss the purpose of outcome 4 and to develop an understanding of the levels.  </text:span><text:span text:style-name="T25">​</text:span></text:p>
      <text:p text:style-name="P26"><text:span text:style-name="T27">​</text:span></text:p>
      <text:list text:style-name="LFO4" text:continue-numbering="true">
        <text:list-item>
          <text:p text:style-name="P28"><text:span text:style-name="T29">We will look at the outcome in more detail and why it is important</text:span><text:span text:style-name="T30">​</text:span><text:span text:style-name="T31">.</text:span></text:p>
        </text:list-item>
      </text:list>
      <text:p text:style-name="P32"><text:span text:style-name="T33">​</text:span></text:p>
      <text:list text:style-name="LFO4" text:continue-numbering="true">
        <text:list-item>
          <text:p text:style-name="P34"><text:span text:style-name="T35">How it can be used to support service improvement</text:span><text:span text:style-name="T36">​</text:span><text:span text:style-name="T37">.</text:span></text:p>
        </text:list-item>
      </text:list>
      <text:p text:style-name="P38"><text:span text:style-name="T39">​</text:span></text:p>
      <text:list text:style-name="LFO4" text:continue-numbering="true">
        <text:list-item>
          <text:p text:style-name="P40"><text:span text:style-name="T41">How the different levels apply in this outcome</text:span><text:span text:style-name="T42">​</text:span><text:span text:style-name="T43">.</text:span></text:p>
        </text:list-item>
      </text:list>
      <text:p text:style-name="P44"><text:span text:style-name="T45">​</text:span></text:p>
      <text:list text:style-name="LFO4" text:continue-numbering="true">
        <text:list-item>
          <text:p text:style-name="P46"><text:span text:style-name="T47">Some useful questions to ask yourself while working through this outcome</text:span><text:span text:style-name="T48">.</text:span><text:span text:style-name="T49">​</text:span></text:p>
        </text:list-item>
      </text:list>
      <text:p text:style-name="P50"><text:span text:style-name="T51">​</text:span></text:p>
      <text:list text:style-name="LFO4" text:continue-numbering="true">
        <text:list-item>
          <text:p text:style-name="P52"><text:span text:style-name="T53">And some examples of good practice from the 2018 pilot</text:span><text:span text:style-name="T54">.</text:span></text:p>
        </text:list-item>
      </text:list>
      <text:p text:style-name="P55"/>
      <text:h text:style-name="P56" text:outline-level="2">Slide 3</text:h>
      <text:p text:style-name="P57"><text:span text:style-name="T58">Outcome 4 is about<text:s/></text:span><text:span text:style-name="T59">L</text:span><text:span text:style-name="T60">ibrary and<text:s/></text:span><text:span text:style-name="T61">K</text:span><text:span text:style-name="T62">nowledge<text:s/></text:span><text:span text:style-name="T63">S</text:span><text:span text:style-name="T64">ervices</text:span><text:span text:style-name="T65"><text:s/>(LKS)</text:span><text:span text:style-name="T66"><text:s/>being delivered by staff with the right skills mix and with capacity to be responsive to the needs of our users. </text:span><text:span text:style-name="T67">​</text:span></text:p>
      <text:p text:style-name="P68"><text:span text:style-name="T69">​</text:span></text:p>
      <text:p text:style-name="P70"><text:span text:style-name="T71">In this outcome you will be asked to show how your staffing numbers are appropriate for the needs of your organization, and that your staff are qualified where necessary, have the right skills mix to meet the needs to your service and have access to CPD opportunities.</text:span><text:span text:style-name="T72">​</text:span></text:p>
      <text:p text:style-name="P73"><text:span text:style-name="T74">​</text:span></text:p>
      <text:p text:style-name="P75"><text:span text:style-name="T76">This outcome provides an opportunity to show the </text:span><text:span text:style-name="T77">organisation</text:span><text:span text:style-name="T78"> how qualified<text:s/></text:span><text:span text:style-name="T79">l</text:span><text:span text:style-name="T80">ibrary and<text:s/></text:span><text:span text:style-name="T81">k</text:span><text:span text:style-name="T82">nowledge specialists are essential to the needs of the business, and that we take our professional development seriously to ensure the continual provision of high quality<text:s/></text:span><text:span text:style-name="T83">services.</text:span><text:span text:style-name="T84"><text:s/>​</text:span></text:p>
      <text:p text:style-name="P85"><text:span text:style-name="T86">​</text:span></text:p>
      <text:p text:style-name="P87"><text:span text:style-name="T88">Outcome 4 links with outcome 2</text:span><text:span text:style-name="T89">​</text:span><text:span text:style-name="T90">.</text:span></text:p>
      <text:p text:style-name="P91"><text:span text:style-name="T92">​</text:span></text:p>
      <text:h text:style-name="P93" text:outline-level="2">Slide 4</text:h>
      <text:p text:style-name="P94"><text:span text:style-name="T95">So,</text:span><text:span text:style-name="T96"><text:s/>what does<text:s/></text:span><text:span text:style-name="T97">o</text:span><text:span text:style-name="T98">utcome 4<text:s/></text:span><text:span text:style-name="T99">say?</text:span><text:span text:style-name="T100"><text:s/>​</text:span></text:p>
      <text:soft-page-break/>
      <text:p text:style-name="P101"><text:span text:style-name="T102">​</text:span></text:p>
      <text:p text:style-name="P103"><text:span text:style-name="T104">All NHS organisations receive<text:s/></text:span><text:span text:style-name="T105">L</text:span><text:span text:style-name="T106">ibrary and<text:s/></text:span><text:span text:style-name="T107">K</text:span><text:span text:style-name="T108">nowledge<text:s/></text:span><text:span text:style-name="T109">S</text:span><text:span text:style-name="T110">ervices provided by teams with the right skill mix to deliver on organisational and Knowledge for Healthcare priorities</text:span><text:span text:style-name="T111">​</text:span></text:p>
      <text:p text:style-name="P112"><text:span text:style-name="T113">​</text:span></text:p>
      <text:p text:style-name="P114"><text:span text:style-name="T115">We understand that the need for professional LKS staff are essential in the delivery of high quality LKS services. Outcome 4 highlights how Library and Knowledge staffs are specialists in the provision of knowledge and information, with specific development needs. It also provides an opportunity to showcase how inappropriate staffing levels and skills mix can be detrimental in delivery, and ultimately impact on the organization as a whole. </text:span><text:span text:style-name="T116">​</text:span></text:p>
      <text:p text:style-name="P117"><text:span text:style-name="T118">​</text:span></text:p>
      <text:p text:style-name="P119"><text:span text:style-name="T120">Collaboration with other services</text:span></text:p>
      <text:p text:style-name="P121"/>
      <text:h text:style-name="P122" text:outline-level="2">Slide 5</text:h>
      <text:p text:style-name="P123"><text:span text:style-name="T124">How will<text:s/></text:span><text:span text:style-name="T125">o</text:span><text:span text:style-name="T126">utcome 4 help you in your decision making and service<text:s/></text:span><text:span text:style-name="T127">improvement?</text:span><text:span text:style-name="T128"><text:s/>​</text:span></text:p>
      <text:p text:style-name="P129"><text:span text:style-name="T130">​</text:span></text:p>
      <text:p text:style-name="P131"><text:span text:style-name="T132">Ultimately<text:s/></text:span><text:span text:style-name="T133">o</text:span><text:span text:style-name="T134">utcome 4 is for you to ensure that your team possess the appropriate numbers and skills to serve the needs of the organisations and the priorities set out in Knowledge for Healthcare</text:span><text:span text:style-name="T135">​</text:span></text:p>
      <text:p text:style-name="P136"><text:span text:style-name="T137">​</text:span></text:p>
      <text:p text:style-name="P138"><text:span text:style-name="T139">It can also support you in making a case to build your team and/or their skills, and for embedded librarians in your service</text:span><text:span text:style-name="T140">​</text:span></text:p>
      <text:p text:style-name="P141"><text:span text:style-name="T142">​</text:span></text:p>
      <text:p text:style-name="P143"><text:span text:style-name="T144">It shows a commitment to the professional development of staff at all levels, and the importance of a highly skilled<text:s/></text:span><text:span text:style-name="T145">workforce.</text:span><text:span text:style-name="T146"><text:s/>​</text:span></text:p>
      <text:p text:style-name="P147"/>
      <text:h text:style-name="P148" text:outline-level="2">Slide 6</text:h>
      <text:p text:style-name="P149"><text:span text:style-name="T150">Level 1 focuses on a baseline expectation of LKS<text:s/></text:span><text:span text:style-name="T151">staffing.</text:span><text:span text:style-name="T152"><text:s/>​</text:span></text:p>
      <text:p text:style-name="P153">​</text:p>
      <text:p text:style-name="P154"><text:span text:style-name="T155">To achieve a level 1, Library and Knowledge services<text:s/></text:span><text:span text:style-name="T156">will;</text:span><text:span text:style-name="T157"><text:s/>​</text:span></text:p>
      <text:p text:style-name="P158">​</text:p>
      <text:p text:style-name="P159"><text:span text:style-name="T160">Be led and actively managed by a qualified<text:s/></text:span><text:span text:style-name="T161">L</text:span><text:span text:style-name="T162">ibrary and<text:s/></text:span><text:span text:style-name="T163">K</text:span><text:span text:style-name="T164">nowledge<text:s/></text:span><text:span text:style-name="T165">S</text:span><text:span text:style-name="T166">ervice manager. What do we mean when we say a 'qualified<text:s/></text:span><text:span text:style-name="T167">L</text:span><text:span text:style-name="T168">ibrary and<text:s/></text:span><text:span text:style-name="T169">K</text:span><text:span text:style-name="T170">nowledge<text:s/></text:span><text:span text:style-name="T171">S</text:span><text:span text:style-name="T172">ervices manager'? Either a Library, Information, and/or Knowledge professional in possession of an appropriate professional undergraduate or postgraduate qualification approved by CILIP<text:s/></text:span><text:span text:style-name="T173">or</text:span><text:span text:style-name="T174"><text:s/>an<text:s/></text:span><text:span text:style-name="T175">e</text:span><text:span text:style-name="T176">xperienced library, information, and/or knowledge professional possessing CILIP professional registration at Chartered or Fellowship<text:s/></text:span><text:span text:style-name="T177">level.</text:span><text:span text:style-name="T178"><text:s/>​</text:span></text:p>
      <text:p text:style-name="P179">​</text:p>
      <text:p text:style-name="P180"><text:span text:style-name="T181">You will also be able to show that the capacity and skills of the staff are actively considered whilst service planning, </text:span><text:span text:style-name="T182">​</text:span></text:p>
      <text:p text:style-name="P183">​</text:p>
      <text:p text:style-name="P184"><text:span text:style-name="T185">And that all staff, at all levels, are undertaking some form of continual professional development to achieve level 1. </text:span><text:span text:style-name="T186">​</text:span></text:p>
      <text:p text:style-name="P187">​</text:p>
      <text:p text:style-name="P188">​​</text:p>
      <text:soft-page-break/>
      <text:h text:style-name="P189" text:outline-level="2">Slide 7</text:h>
      <text:p text:style-name="P190"><text:span text:style-name="T191">In<text:s/></text:span><text:span text:style-name="T192">l</text:span><text:span text:style-name="T193">evel 2 you will show that you have identified the strengths and weaknesses in the skills and capacity within your team. That you have taken some steps to respond to the identified issues, even if those are temporary and can be resolved in the short term</text:span><text:span text:style-name="T194">​</text:span></text:p>
      <text:p text:style-name="P195">​</text:p>
      <text:p text:style-name="P196"><text:span text:style-name="T197">In this level, as well as undertaking<text:s/></text:span><text:span text:style-name="T198">c</text:span><text:span text:style-name="T199">ontinual<text:s/></text:span><text:span text:style-name="T200">p</text:span><text:span text:style-name="T201">rofessional<text:s/></text:span><text:span text:style-name="T202">d</text:span><text:span text:style-name="T203">evelopment, team members will reflect upon what they’ve undertaken</text:span><text:span text:style-name="T204">​</text:span></text:p>
      <text:p text:style-name="P205"/>
      <text:h text:style-name="P206" text:outline-level="2">Slide 8</text:h>
      <text:p text:style-name="P207"><text:span text:style-name="T208">In<text:s/></text:span><text:span text:style-name="T209">l</text:span><text:span text:style-name="T210">evel 3 you will be able to demonstrate that the capacity and skills of the team are reviewed regularly against your implementation plan, as well as national and organisational priorities</text:span><text:span text:style-name="T211">​</text:span></text:p>
      <text:p text:style-name="P212">​</text:p>
      <text:p text:style-name="P213"><text:span text:style-name="T214">That any improvements to skills and changes to staffing capacity have been planned, with an implementation date and rationale. Or that technologies and partnerships are explored to meet the needs of the<text:s/></text:span><text:span text:style-name="T215">service.</text:span><text:span text:style-name="T216"><text:s/>​</text:span></text:p>
      <text:p text:style-name="P217">​</text:p>
      <text:p text:style-name="P218"><text:span text:style-name="T219">In this level you will show that learning from CPD informs the development and improvement of the service. </text:span><text:span text:style-name="T220">​</text:span></text:p>
      <text:p text:style-name="P221"><text:span text:style-name="T222">​</text:span></text:p>
      <text:h text:style-name="P223" text:outline-level="2">Slide 9</text:h>
      <text:p text:style-name="P224"><text:span text:style-name="T225">​</text:span><text:span text:style-name="T226"><text:s/></text:span><text:span text:style-name="T227">For level 4 you will be able to show that your Library and Knowledge specialists at all levels have the capacity and the right skills to deliver and develop the required services. And that Library and Knowledge Services are redesigned according to the service’s needs. </text:span><text:span text:style-name="T228">​</text:span></text:p>
      <text:p text:style-name="P229">​</text:p>
      <text:h text:style-name="P230" text:outline-level="2">Slide 10<text:s/></text:h>
      <text:p text:style-name="P231"><text:span text:style-name="T232">Here are some questions that you may want to consider when thinking through<text:s/></text:span><text:span text:style-name="T233">o</text:span><text:span text:style-name="T234">utcome 4. As well as thinking about your team and the service they currently deliver, you should think about what your team would like for the optimum delivery of services to meet your organisations needs. Consider what professional development needs your team may have, and how those can be met to support the development of the service for your users. </text:span><text:span text:style-name="T235">​</text:span></text:p>
      <text:p text:style-name="P236">​</text:p>
      <text:h text:style-name="P237" text:outline-level="2">Slide 11</text:h>
      <text:p text:style-name="P238"><text:span text:style-name="T239">In the 2018 Quality Improvement Standards Pilot, there were a number of examples of good practice. Although it is important to note that the wording of the related outcome was slightly different, and there were five achievable levels rather than four, most services scored between a 2 and a 4. </text:span><text:span text:style-name="T240">​</text:span></text:p>
      <text:p text:style-name="P241"><text:span text:style-name="T242">​</text:span></text:p>
      <text:p text:style-name="P243"><text:span text:style-name="T244">The evidence and narrative provided showed that the service<text:s/></text:span><text:span text:style-name="T245">was;</text:span><text:span text:style-name="T246"><text:s/>​</text:span></text:p>
      <text:list text:style-name="LFO2" text:continue-numbering="true">
        <text:list-item>
          <text:p text:style-name="P247"><text:span text:style-name="T248">Led by a professionally qualified librarian</text:span><text:span text:style-name="T249">​</text:span></text:p>
        </text:list-item>
        <text:list-item>
          <text:p text:style-name="P250"><text:span text:style-name="T251">Evidence of staffing and skills mix consideration in service development, ongoing monitoring and reviewing to ensure that levels remained correct</text:span><text:span text:style-name="T252">​</text:span></text:p>
        </text:list-item>
        <text:list-item>
          <text:p text:style-name="P253"><text:span text:style-name="T254">Had a range of CPD opportunities available to staff, which was then reflected upon and where appropriate, used for service improvement</text:span><text:span text:style-name="T255">​</text:span></text:p>
        </text:list-item>
      </text:list>
      <text:p text:style-name="P256"/>
      <text:soft-page-break/>
      <text:h text:style-name="P257" text:outline-level="2">Slide 12</text:h>
      <text:p text:style-name="P258"><text:span text:style-name="T259">These suggested resources may be helpful for planned improvements and can be found on the Knowledge for Healthcare blog, they<text:s/></text:span><text:span text:style-name="T260">include</text:span><text:span text:style-name="T261">:</text:span><text:span text:style-name="T262"><text:s/>​</text:span></text:p>
      <text:p text:style-name="P263">​</text:p>
      <text:list text:style-name="LFO3" text:continue-numbering="true">
        <text:list-item>
          <text:p text:style-name="P264"><text:span text:style-name="T265">The PKSB</text:span><text:span text:style-name="T266">​</text:span></text:p>
        </text:list-item>
        <text:list-item>
          <text:p text:style-name="P267"><text:span text:style-name="T268">The Talent<text:s/></text:span><text:span text:style-name="T269">Management</text:span><text:span text:style-name="T270"><text:s/>Toolkit</text:span><text:span text:style-name="T271">​</text:span></text:p>
        </text:list-item>
        <text:list-item>
          <text:p text:style-name="P272"><text:span text:style-name="T273">Resources to support role redesign</text:span><text:span text:style-name="T274">​</text:span></text:p>
        </text:list-item>
        <text:list-item>
          <text:p text:style-name="P275"><text:span text:style-name="T276">T</text:span><text:span text:style-name="T277">he Learning Zone</text:span><text:span text:style-name="T278">​</text:span></text:p>
        </text:list-item>
      </text:list>
      <text:p text:style-name="P279"/>
      <text:h text:style-name="P280" text:outline-level="2">Slide 13</text:h>
      <text:p text:style-name="P281"><text:span text:style-name="T282">This concludes this presentation on<text:s/></text:span><text:span text:style-name="T283">o</text:span><text:span text:style-name="T284">utcome 4</text:span><text:span text:style-name="T285">​</text:span></text:p>
      <text:p text:style-name="P286"><text:span text:style-name="T287">Thank you for<text:s/></text:span><text:span text:style-name="T288">listening.</text:span><text:span text:style-name="T289"><text:s/>​</text:span></text:p>
      <text:p text:style-name="P290">​</text:p>
      <text:p text:style-name="P291"><text:span text:style-name="T292">If you have any questions please do get in touch with your regional contact, whose details can be found on this<text:s/></text:span><text:span text:style-name="T293">slide.</text:span><text:span text:style-name="T294"><text:s/>​</text:span></text:p>
      <text:p text:style-name="P29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spellingerror" style:display-name="spellingerro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olly Casewyatt</meta:initial-creator>
    <dc:creator>Kelly Doolan</dc:creator>
    <meta:creation-date>2020-12-03T16:33:00Z</meta:creation-date>
    <dc:date>2020-12-03T16:33:00Z</dc:date>
    <meta:template xlink:href="Normal.dotm" xlink:type="simple"/>
    <meta:editing-cycles>2</meta:editing-cycles>
    <meta:editing-duration>PT180S</meta:editing-duration>
    <meta:user-defined meta:name="ContentTypeId">0x01010004284662425BB74D9B74AC55D8A84506</meta:user-defined>
    <meta:document-statistic meta:page-count="4" meta:paragraph-count="13" meta:word-count="1001" meta:character-count="6694" meta:row-count="47" meta:non-whitespace-character-count="5706"/>
  </office:meta>
</office:document-meta>
</file>